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font-name="Arial" fo:font-size="12pt" style:font-size-asian="10.5pt" style:font-size-complex="12pt"/>
    </style:style>
    <style:style style:name="P2" style:family="paragraph" style:parent-style-name="Preformatted_20_Text">
      <style:paragraph-properties fo:text-align="justify" style:justify-single-word="false"/>
      <style:text-properties style:font-name="Arial" fo:font-size="12pt" fo:font-style="italic" style:font-size-asian="10.5pt" style:font-style-asian="italic" style:font-size-complex="12pt" style:font-style-complex="italic"/>
    </style:style>
    <style:style style:name="P3" style:family="paragraph" style:parent-style-name="Preformatted_20_Text">
      <style:paragraph-properties fo:text-align="justify" style:justify-single-word="false"/>
      <style:text-properties style:font-name="Arial" fo:font-size="12pt" fo:font-style="normal" style:font-size-asian="10.5pt" style:font-style-asian="normal" style:font-size-complex="12pt" style:font-style-complex="normal"/>
    </style:style>
    <style:style style:name="P4" style:family="paragraph" style:parent-style-name="Preformatted_20_Text">
      <style:paragraph-properties fo:text-align="justify" style:justify-single-word="false"/>
      <style:text-properties fo:color="#ff0000" style:font-name="Arial" fo:font-size="16pt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.5 Final thoughts</text:p>
      <text:p text:style-name="P1"/>
      <text:p text:style-name="P4">Everybody writes one sentence of what his/her thoughts on this project are.</text:p>
      <text:p text:style-name="P1"/>
      <text:p text:style-name="P1">Arne Reimer – Fachhochschule Kiel – University of Applied Sciences, Germany</text:p>
      <text:p text:style-name="P2">“It has been a great experience to work other students from all over europe to improve my technical and social skills.”</text:p>
      <text:p text:style-name="P2"/>
      <text:p text:style-name="P3">Arne Lipfert – Fachhochschule Kiel – University of Applied Sciences, Germany</text:p>
      <text:p text:style-name="P2">“Being a part of this international team I really learned a lot and I think it will be a big advantage for my future career.”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1T12:05:04</dc:date>
    <meta:generator>LibreOffice/3.3$Unix LibreOffice_project/330m19$Build-202</meta:generator>
    <meta:editing-duration>PT8M27S</meta:editing-duration>
    <meta:editing-cycles>4</meta:editing-cycles>
    <meta:document-statistic meta:table-count="0" meta:image-count="0" meta:object-count="0" meta:page-count="1" meta:paragraph-count="6" meta:word-count="85" meta:character-count="489"/>
  </office:meta>
</office:document-meta>
</file>